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3D70BC1D393B75FD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702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882cm" fo:min-width="0.70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6cm" svg:x="12.8cm" svg:y="1.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cm" svg:height="1.6cm" svg:x="7.6cm" svg:y="7.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6cm" svg:x="10.7cm" svg:y="4.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6cm" svg:x="14.8cm" svg:y="4.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6cm" svg:x="11.5cm" svg:y="8.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6cm" svg:x="9.6cm" svg:y="11.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692cm" svg:height="1.613cm" svg:x="13.908cm" svg:y="11.787cm">
          <draw:image xlink:href="Pictures/10000201000000400000003D70BC1D393B75FD6C.png" xlink:type="simple" xlink:show="embed" xlink:actuate="onLoad" loext:mime-type="image/png">
            <text:p text:style-name="P1">6</text:p>
          </draw:image>
        </draw:frame>
        <draw:line draw:style-name="gr4" draw:text-style-name="P3" draw:layer="layout" svg:x1="13cm" svg:y1="2.8cm" svg:x2="11.4cm" svg:y2="4.9cm">
          <text:p/>
        </draw:line>
        <draw:line draw:style-name="gr4" draw:text-style-name="P3" draw:layer="layout" svg:x1="14.1cm" svg:y1="2.9cm" svg:x2="15.5cm" svg:y2="4.8cm">
          <text:p/>
        </draw:line>
        <draw:line draw:style-name="gr4" draw:text-style-name="P3" draw:layer="layout" svg:x1="10.9cm" svg:y1="5.8cm" svg:x2="8.4cm" svg:y2="8cm">
          <text:p/>
        </draw:line>
        <draw:line draw:style-name="gr4" draw:text-style-name="P3" draw:layer="layout" svg:x1="11.4cm" svg:y1="6.1cm" svg:x2="12.2cm" svg:y2="8.7cm">
          <text:p/>
        </draw:line>
        <draw:line draw:style-name="gr4" draw:text-style-name="P3" draw:layer="layout" svg:x1="11.7cm" svg:y1="9.6cm" svg:x2="10.5cm" svg:y2="12.3cm">
          <text:p/>
        </draw:line>
        <draw:line draw:style-name="gr4" draw:text-style-name="P3" draw:layer="layout" svg:x1="12.9cm" svg:y1="9.7cm" svg:x2="14.5cm" svg:y2="12.2cm">
          <text:p/>
        </draw:line>
        <draw:line draw:style-name="gr4" draw:text-style-name="P3" draw:layer="layout" svg:x1="9.7cm" svg:y1="13.2cm" svg:x2="7.1cm" svg:y2="14.9cm">
          <text:p/>
        </draw:line>
        <draw:line draw:style-name="gr4" draw:text-style-name="P3" draw:layer="layout" svg:x1="10.6cm" svg:y1="13.5cm" svg:x2="10.6cm" svg:y2="15.5cm">
          <text:p/>
        </draw:line>
        <draw:line draw:style-name="gr4" draw:text-style-name="P3" draw:layer="layout" svg:x1="14.4cm" svg:y1="13.1cm" svg:x2="13.9cm" svg:y2="15.7cm">
          <text:p/>
        </draw:line>
        <draw:line draw:style-name="gr4" draw:text-style-name="P3" draw:layer="layout" svg:x1="15.2cm" svg:y1="13.1cm" svg:x2="17.1cm" svg:y2="15.4cm">
          <text:p/>
        </draw:line>
        <draw:custom-shape draw:style-name="gr2" draw:text-style-name="P2" draw:layer="layout" svg:width="1.7cm" svg:height="1.6cm" svg:x="14.3cm" svg:y="8.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cm" svg:height="1.6cm" svg:x="18cm" svg:y="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5cm" svg:y1="5.5cm" svg:x2="15.1cm" svg:y2="8.2cm">
          <text:p/>
        </draw:line>
        <draw:line draw:style-name="gr4" draw:text-style-name="P3" draw:layer="layout" svg:x1="16cm" svg:y1="5.2cm" svg:x2="18.5cm" svg:y2="7.5cm">
          <text:p/>
        </draw:line>
        <draw:custom-shape draw:style-name="gr2" draw:text-style-name="P2" draw:layer="layout" svg:width="1.7cm" svg:height="1.6cm" svg:x="5.9cm" svg:y="14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cm" svg:height="1.6cm" svg:x="9.9cm" svg:y="15.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cm" svg:height="1.6cm" svg:x="12.9cm" svg:y="15.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cm" svg:height="1.6cm" svg:x="16.4cm" svg:y="15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5:58:43.911386036</meta:creation-date>
    <dc:date>2020-05-02T16:06:33.339217763</dc:date>
    <meta:editing-duration>PT7M50S</meta:editing-duration>
    <meta:editing-cycles>1</meta:editing-cycles>
    <meta:document-statistic meta:object-count="25"/>
    <meta:generator>LibreOffice/6.4.3.2$Linux_X86_64 LibreOffice_project/40$Build-2</meta:generator>
  </office:meta>
</office:document-meta>
</file>